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style:text-underline-style="solid" style:text-underline-width="auto" style:text-underline-color="font-color" style:font-size-asian="12pt"/>
    </style:style>
    <style:style style:name="P3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projet LO41</text:p>
      <text:p text:style-name="Title">Mise en place méthode Kanban en C</text:p>
      <text:p text:style-name="P2"/>
      <text:h text:style-name="Heading_20_1" text:outline-level="1">1_ Cahier des charges</text:h>
      <text:p text:style-name="P1"/>
      <text:p text:style-name="P1">Reformulation du sujet</text:p>
      <text:h text:style-name="Heading_20_1" text:outline-level="1">2_ <text:bookmark-start text:name="_Toc405879372"/>Analyse et modélisation<text:bookmark-end text:name="_Toc405879372"/></text:h>
      <text:p text:style-name="P1"/>
      <text:p text:style-name="P1">Réseau de Petri d’un poste de travail.</text:p>
      <text:p text:style-name="P1"/>
      <text:h text:style-name="Heading_20_1" text:outline-level="1">Conception, mise en œuvre et implémentation</text:h>
      <text:p text:style-name="P1"/>
      <text:p text:style-name="P1">Résolution de certains<text:bookmark text:name="_GoBack"/> problèmes, comme la synchronisation entre les postes, la gestion des stocks dans les containers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padding-left="0cm" fo:padding-right="0cm" fo:padding-top="0cm" fo:padding-bottom="0.035cm" fo:border-left="none" fo:border-right="none" fo:border-top="none" fo:border-bottom="0.51pt solid #943634" fo:keep-with-next="always"/>
      <style:text-properties fo:color="#1f497d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1f497d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Rapport de projet LO41 – Mise en place méthode Kanban en C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</meta:initial-creator>
    <dc:creator>BARBARA</dc:creator>
    <meta:editing-cycles>6</meta:editing-cycles>
    <meta:creation-date>2014-12-14T11:56:00</meta:creation-date>
    <dc:date>2014-12-15T17:19:00</dc:date>
    <meta:editing-duration>PT29M21S</meta:editing-duration>
    <meta:generator>LibreOffice/4.2.6.3$Linux_X86_64 LibreOffice_project/420m0$Build-3</meta:generator>
    <meta:document-statistic meta:table-count="0" meta:image-count="0" meta:object-count="0" meta:page-count="1" meta:paragraph-count="9" meta:word-count="63" meta:character-count="382" meta:non-whitespace-character-count="3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